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0pt" style:font-size-asian="10pt" style:font-size-complex="10pt"/>
    </style:style>
    <style:style style:name="P2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awasde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Sawasdee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10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Sawasdee" fo:font-size="10pt" style:font-size-asian="10pt" style:font-size-complex="10pt"/>
    </style:style>
    <style:style style:name="P14" style:family="paragraph" style:parent-style-name="Standard" style:list-style-name="L2">
      <style:text-properties style:font-name="Sawasdee" fo:font-size="10pt" style:font-size-asian="10pt" style:font-size-complex="10pt"/>
    </style:style>
    <style:style style:name="P15" style:family="paragraph" style:parent-style-name="Standard" style:list-style-name="L3">
      <style:text-properties style:font-name="Sawasdee" fo:font-size="10pt" style:font-size-asian="10pt" style:font-size-complex="10pt"/>
    </style:style>
    <style:style style:name="P16" style:family="paragraph" style:parent-style-name="Standard" style:list-style-name="L6">
      <style:text-properties style:font-name="Sawasdee" fo:font-size="10pt" style:font-size-asian="10pt" style:font-size-complex="10pt"/>
    </style:style>
    <style:style style:name="P17" style:family="paragraph" style:parent-style-name="Standard" style:list-style-name="L7">
      <style:text-properties style:font-name="Sawasdee" fo:font-size="10pt" style:font-size-asian="10pt" style:font-size-complex="10pt"/>
    </style:style>
    <style:style style:name="P18" style:family="paragraph" style:parent-style-name="Standard" style:list-style-name="L8">
      <style:text-properties style:font-name="Sawasdee" fo:font-size="10pt" style:font-size-asian="10pt" style:font-size-complex="10pt"/>
    </style:style>
    <style:style style:name="P19" style:family="paragraph" style:parent-style-name="Standard" style:list-style-name="L9">
      <style:text-properties style:font-name="Sawasdee" fo:font-size="10pt" style:font-size-asian="10pt" style:font-size-complex="10pt"/>
    </style:style>
    <style:style style:name="P20" style:family="paragraph" style:parent-style-name="Standard" style:list-style-name="L10">
      <style:text-properties style:font-name="Sawasdee" fo:font-size="10pt" style:font-size-asian="10pt" style:font-size-complex="10pt"/>
    </style:style>
    <style:style style:name="P21" style:family="paragraph" style:parent-style-name="Standard" style:list-style-name="L15">
      <style:text-properties style:font-name="Sawasdee" fo:font-size="10pt" style:font-size-asian="10pt" style:font-size-complex="10pt"/>
    </style:style>
    <style:style style:name="P22" style:family="paragraph" style:parent-style-name="Standard" style:list-style-name="L16">
      <style:text-properties style:font-name="Sawasdee" fo:font-size="10pt" style:font-size-asian="10pt" style:font-size-complex="10pt"/>
    </style:style>
    <style:style style:name="P23" style:family="paragraph" style:parent-style-name="Standard" style:list-style-name="L18">
      <style:text-properties style:font-name="Sawasdee" fo:font-size="10pt" style:font-size-asian="10pt" style:font-size-complex="10pt"/>
    </style:style>
    <style:style style:name="P24" style:family="paragraph" style:parent-style-name="Standard" style:list-style-name="L19">
      <style:text-properties style:font-name="Sawasdee" fo:font-size="10pt" style:font-size-asian="10pt" style:font-size-complex="10pt"/>
    </style:style>
    <style:style style:name="P25" style:family="paragraph" style:parent-style-name="Standard" style:list-style-name="L21">
      <style:text-properties style:font-name="Sawasdee" fo:font-size="10pt" style:font-size-asian="10pt" style:font-size-complex="10pt"/>
    </style:style>
    <style:style style:name="P26" style:family="paragraph" style:parent-style-name="Standard" style:list-style-name="L22">
      <style:text-properties style:font-name="Sawasdee" fo:font-size="10pt" style:font-size-asian="10pt" style:font-size-complex="10pt"/>
    </style:style>
    <style:style style:name="P27" style:family="paragraph" style:parent-style-name="Standard" style:list-style-name="L24">
      <style:text-properties style:font-name="Sawasdee" fo:font-size="10pt" style:font-size-asian="10pt" style:font-size-complex="10pt"/>
    </style:style>
    <style:style style:name="P28" style:family="paragraph" style:parent-style-name="Standard" style:list-style-name="L25">
      <style:text-properties style:font-name="Sawasdee" fo:font-size="10pt" style:font-size-asian="10pt" style:font-size-complex="10pt"/>
    </style:style>
    <style:style style:name="P29" style:family="paragraph" style:parent-style-name="Standard" style:list-style-name="L28">
      <style:text-properties style:font-name="Sawasdee" fo:font-size="10pt" style:font-size-asian="10pt" style:font-size-complex="10pt"/>
    </style:style>
    <style:style style:name="P30" style:family="paragraph" style:parent-style-name="Standard" style:list-style-name="L30">
      <style:text-properties style:font-name="Sawasdee" fo:font-size="10pt" style:font-size-asian="10pt" style:font-size-complex="10pt"/>
    </style:style>
    <style:style style:name="P31" style:family="paragraph" style:parent-style-name="Standard" style:list-style-name="L2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7">
      <style:text-properties style:font-name="Sawasdee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13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25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30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L7"/>
    <style:style style:name="P40" style:family="paragraph" style:parent-style-name="Standard" style:list-style-name="L21"/>
    <style:style style:name="P41" style:family="paragraph" style:parent-style-name="Standard" style:list-style-name="L24"/>
    <style:style style:name="P42" style:family="paragraph" style:parent-style-name="Standard" style:list-style-name="L27"/>
    <style:style style:name="P43" style:family="paragraph" style:parent-style-name="Standard" style:list-style-name="L29"/>
    <style:style style:name="P44" style:family="paragraph" style:parent-style-name="Standard" style:list-style-name="L28"/>
    <style:style style:name="P45" style:family="paragraph" style:parent-style-name="Standard" style:list-style-name="L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1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8" style:family="paragraph" style:parent-style-name="Standard" style:list-style-name="L5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9" style:family="paragraph" style:parent-style-name="Standard" style:list-style-name="L12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0" style:family="paragraph" style:parent-style-name="Standard" style:list-style-name="L1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1" style:family="paragraph" style:parent-style-name="Standard" style:list-style-name="L17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2" style:family="paragraph" style:parent-style-name="Standard" style:list-style-name="L20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3" style:family="paragraph" style:parent-style-name="Standard" style:list-style-name="L23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4" style:family="paragraph" style:parent-style-name="Standard" style:list-style-name="L26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5" style:family="paragraph" style:parent-style-name="Standard" style:list-style-name="L3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Sawasdee" fo:font-size="10pt" style:font-size-asian="10pt" style:font-size-complex="10pt"/>
    </style:style>
    <style:style style:name="T2" style:family="text">
      <style:text-properties style:font-name="Sawasde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Sawasdee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ministración Avanzada de Perfiles de Usuario (com_aapu)</text:p>
      <text:p text:style-name="P1"/>
      <text:p text:style-name="P2">Usuarios</text:p>
      <text:list xml:id="list872589607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 registrado</text:span><text:span text:style-name="T1">.</text:span></text:p>
        </text:list-item>
      </text:list>
      <text:p text:style-name="P1"/>
      <text:p text:style-name="P2">Back-end</text:p>
      <text:list xml:id="list1754509119" text:style-name="L2">
        <text:list-item>
          <text:p text:style-name="P14">Instalación del componente</text:p>
        </text:list-item>
        <text:list-item>
          <text:p text:style-name="P14">Creación de un nuevo tipo de dato</text:p>
        </text:list-item>
        <text:list-item>
          <text:p text:style-name="P14">Edición de un tipo de dato</text:p>
        </text:list-item>
        <text:list-item>
          <text:p text:style-name="P14">Eliminación de un tipo de dato</text:p>
        </text:list-item>
        <text:list-item>
          <text:p text:style-name="P14">Eliminación de un conjunto de tipos de datos (Eliminar varios a la vez)</text:p>
        </text:list-item>
        <text:list-item>
          <text:p text:style-name="P31">Fron-end: los escenarios pueden ser ejecutados por cualquier <text:span text:style-name="T5">usuario, registrado o no</text:span>.</text:p>
        </text:list-item>
        <text:list-item>
          <text:p text:style-name="P14">Creación de una nueva pestaña</text:p>
        </text:list-item>
        <text:list-item>
          <text:p text:style-name="P14">Edición de una pestaña</text:p>
        </text:list-item>
        <text:list-item>
          <text:p text:style-name="P14">Eliminación de una pestaña</text:p>
        </text:list-item>
        <text:list-item>
          <text:p text:style-name="P14">Eliminación de un conjunto de pestañas (Eliminar varias a la vez)</text:p>
        </text:list-item>
        <text:list-item>
          <text:p text:style-name="P14">Creación de un nuevo atributo</text:p>
        </text:list-item>
        <text:list-item>
          <text:p text:style-name="P14">Edición de un atributo</text:p>
        </text:list-item>
        <text:list-item>
          <text:p text:style-name="P14">Desactivación (Despublicación) de un atributo.</text:p>
        </text:list-item>
        <text:list-item>
          <text:p text:style-name="P14">Eliminación de un atributo</text:p>
        </text:list-item>
        <text:list-item>
          <text:p text:style-name="P14">Eliminación de un conjunto de atributos (Eliminar varios a la vez)</text:p>
        </text:list-item>
        <text:list-item>
          <text:p text:style-name="P14">Creación de un nuevo usuario</text:p>
        </text:list-item>
        <text:list-item>
          <text:p text:style-name="P14">Edición de un usuario existente</text:p>
        </text:list-item>
        <text:list-item>
          <text:p text:style-name="P14">Eliminación de un usuario existente</text:p>
        </text:list-item>
        <text:list-item>
          <text:p text:style-name="P14">Eliminación de un conjunto de usuarios</text:p>
        </text:list-item>
      </text:list>
      <text:p text:style-name="P1"/>
      <text:p text:style-name="P2">Fron-end</text:p>
      <text:list xml:id="list508216080" text:style-name="L3">
        <text:list-item>
          <text:p text:style-name="P15">Un usuario registrado accede a la pantalla de edición de su perfil y lo edita.</text:p>
        </text:list-item>
      </text:list>
      <text:p text:style-name="P1"/>
      <text:p text:style-name="P7">Sub-escenarios</text:p>
      <text:list xml:id="list1567389964" text:style-name="L4">
        <text:list-item>
          <text:p text:style-name="P45">En todos los escenarios se presentan las siguentes alternativas:</text:p>
          <text:list>
            <text:list-item>
              <text:p text:style-name="P45">éxito: se logra el objetivo correctamente</text:p>
            </text:list-item>
            <text:list-item>
              <text:p text:style-name="P45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5">cancelación: en cualquier momento el usuario puede cancelar la operación.</text:p>
            </text:list-item>
          </text:list>
        </text:list-item>
        <text:list-item>
          <text:p text:style-name="P45">En los escenarios 2 y 3, se presenta un alternativa extra:</text:p>
          <text:list>
            <text:list-item>
              <text:p text:style-name="P45">Se carga o editar correctamente el tipo de datos, pero no renderiza de la manera esperada en la edición del perfil de usuario → Errores en archivo render.</text:p>
            </text:list-item>
          </text:list>
        </text:list-item>
      </text:list>
      <text:p text:style-name="P8"/>
      <text:p text:style-name="P7">Casos de test</text:p>
      <text:list xml:id="list1330196750" text:style-name="L5">
        <text:list-item>
          <text:p text:style-name="P48">Están escritos 5 casos de test, pero no son correctos. Deben ser modificados.</text:p>
        </text:list-item>
      </text:list>
      <text:p text:style-name="P10">Zonales login (mod_zlogin, mod_sessioninfo, com_alias, com_user modificado)</text:p>
      <text:p text:style-name="P1"/>
      <text:p text:style-name="P2">Usuarios</text:p>
      <text:list xml:id="list1732068767" text:continue-list="list872589607" text:style-name="L1">
        <text:list-item>
          <text:p text:style-name="P11"><text:span text:style-name="T1">Back-end: instalación del módulo/componente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, registrado o no</text:span><text:span text:style-name="T1">.</text:span></text:p>
        </text:list-item>
      </text:list>
      <text:p text:style-name="P1"/>
      <text:p text:style-name="P2">Back-end</text:p>
      <text:list xml:id="list1625923178" text:style-name="L6">
        <text:list-item>
          <text:p text:style-name="P16">Instalación del componente com_alias</text:p>
        </text:list-item>
        <text:list-item>
          <text:p text:style-name="P16">Instalación del módulo mod_zlogin</text:p>
        </text:list-item>
        <text:list-item>
          <text:p text:style-name="P16">Instalación del módulo mod_sessioninfo</text:p>
        </text:list-item>
        <text:list-item>
          <text:p text:style-name="P16">Configurar los parámetros del módulo mod_sessioninfo para que una vez logueado el usuario pueda acceder a su perfil utilizando AAPU.</text:p>
        </text:list-item>
      </text:list>
      <text:p text:style-name="P1"/>
      <text:p text:style-name="P2">Fron-end</text:p>
      <text:list xml:id="list1609541465" text:style-name="L7">
        <text:list-item>
          <text:p text:style-name="P17">Login exitoso utilizando un proveedor externo a Zonales</text:p>
          <text:list>
            <text:list-item>
              <text:p text:style-name="P17">El Usuario informa que no existe en el sistema.</text:p>
            </text:list-item>
            <text:list-item>
              <text:p text:style-name="P17">El Usuario informa que ya existente en el sistema</text:p>
            </text:list-item>
            <text:list-item>
              <text:p text:style-name="P17">El Usuario no selecciona nada (vuelve atrás, cierra la página, o cualquier otra acción inesperada)</text:p>
            </text:list-item>
          </text:list>
        </text:list-item>
        <text:list-item>
          <text:p text:style-name="P17">Login fallido utilizando un proveedor externo a Zonales</text:p>
          <text:list>
            <text:list-item>
              <text:p text:style-name="P17">Credenciales falsas o intexistentes</text:p>
            </text:list-item>
            <text:list-item>
              <text:p text:style-name="P17">Cancelación de login en proveedor externo</text:p>
            </text:list-item>
          </text:list>
        </text:list-item>
        <text:list-item>
          <text:p text:style-name="P17">Login exitoso utilizando Zonales como proveedor de autentificación.</text:p>
        </text:list-item>
        <text:list-item>
          <text:p text:style-name="P17">Login fallido utilizando Zonales como proveedor de autentificación.</text:p>
          <text:list>
            <text:list-item>
              <text:p text:style-name="P17">Credenciales falsas o inexistentes.</text:p>
            </text:list-item>
          </text:list>
        </text:list-item>
        <text:list-item>
          <text:p text:style-name="P17">Registro de un nuevo usuario utilizando Zonales como proveedor de autentificación (utiliza com_user modificado)</text:p>
          <text:list>
            <text:list-item>
              <text:p text:style-name="P17">El sistema detecta utilizando el nombre completo ingresado del usuario y la fecha de nacimiento que el usuario existe en el sistema</text:p>
            </text:list-item>
            <text:list-item>
              <text:p text:style-name="P17">El sistema no detecta al usuario como existente en el sistema.</text:p>
            </text:list-item>
          </text:list>
        </text:list-item>
        <text:list-item>
          <text:p text:style-name="P39"><text:span text:style-name="T1">Utilizando autentificación por Zonales el usuario selecciona la opción </text:span><text:span text:style-name="T2">“¿Olvido su contraseña?”</text:span></text:p>
        </text:list-item>
        <text:list-item>
          <text:p text:style-name="P39"><text:span text:style-name="T4">Utilizando autentificación por Zonales el usuario selecciona la opción </text:span><text:span text:style-name="T2">“¿Olvido su nombre de usuario?”</text:span></text:p>
        </text:list-item>
        <text:list-item>
          <text:p text:style-name="P33">Asociación de un nuevo Alias (utilizando un proveedor externo a Zonales) por parte de un usuario</text:p>
          <text:list>
            <text:list-item>
              <text:p text:style-name="P33">Éxito: el usuario se identifica correctamente en el proveedor externo</text:p>
            </text:list-item>
            <text:list-item>
              <text:p text:style-name="P33">Fracaso: el usuario no se identifica correctamente o cancela el login en el proveedor externo.</text:p>
            </text:list-item>
          </text:list>
        </text:list-item>
        <text:list-item>
          <text:p text:style-name="P33">Login utilizando un alias (proveedor externo) desactivado en la administración de alias del usuario.</text:p>
        </text:list-item>
        <text:list-item>
          <text:p text:style-name="P33">Un usuario ya logueado exitosamente accede a la edición de su perfil personal.</text:p>
        </text:list-item>
      </text:list>
      <text:p text:style-name="P4"/>
      <text:p text:style-name="P3">Proveedores de autenticación externos soportados por ZLogin</text:p>
      <text:section text:style-name="Sect1" text:name="Section1">
        <text:list xml:id="list907038413" text:style-name="L8">
          <text:list-item>
            <text:p text:style-name="P18">Google</text:p>
          </text:list-item>
          <text:list-item>
            <text:p text:style-name="P18">Yahoo</text:p>
          </text:list-item>
          <text:list-item>
            <text:p text:style-name="P18">MyOpenID</text:p>
          </text:list-item>
          <text:list-item>
            <text:p text:style-name="P18">LiveJournal</text:p>
          </text:list-item>
          <text:list-item>
            <text:p text:style-name="P18">Microsoft</text:p>
          </text:list-item>
          <text:list-item>
            <text:p text:style-name="P18">Facebook</text:p>
          </text:list-item>
          <text:list-item>
            <text:p text:style-name="P18">Verisign</text:p>
          </text:list-item>
          <text:list-item>
            <text:p text:style-name="P18">MySpace</text:p>
          </text:list-item>
          <text:list-item>
            <text:p text:style-name="P18">Wordpress</text:p>
          </text:list-item>
          <text:list-item>
            <text:p text:style-name="P18">ClaimID</text:p>
          </text:list-item>
          <text:list-item>
            <text:p text:style-name="P18">Flickr</text:p>
          </text:list-item>
          <text:list-item>
            <text:p text:style-name="P18">Orange</text:p>
          </text:list-item>
          <text:list-item>
            <text:p text:style-name="P18"><text:soft-page-break/>Microsoft_OpenID</text:p>
          </text:list-item>
          <text:list-item>
            <text:p text:style-name="P18">OpenID</text:p>
          </text:list-item>
          <text:list-item>
            <text:p text:style-name="P18">Aol</text:p>
          </text:list-item>
          <text:list-item>
            <text:p text:style-name="P18">Zonales</text:p>
          </text:list-item>
          <text:list-item>
            <text:p text:style-name="P18">Twitter</text:p>
          </text:list-item>
        </text:list>
      </text:section>
      <text:p text:style-name="P1"/>
      <text:p text:style-name="P1">Para cada uno de estos proveedores se aplican los escenarios de Fron-End 1, 2 y 8, con sus distintas alternativas.</text:p>
      <text:p text:style-name="P1"/>
      <text:p text:style-name="P7">Casos de test</text:p>
      <text:list xml:id="list1706114738" text:continue-list="list1330196750" text:style-name="L5">
        <text:list-item>
          <text:p text:style-name="P48">Están escritos y ejecutados. Debe revisarse el documento para verificar:</text:p>
          <text:list>
            <text:list-item>
              <text:p text:style-name="P48">Si hay que agregar más casos de test, dado que se modificó el login luego de que los test escritos se ejecutaron.</text:p>
            </text:list-item>
            <text:list-item>
              <text:p text:style-name="P48">Revisar los existentes para ver si están correctos y si los problemas encontrados en alguno de ellos ya se solucionaron.</text:p>
            </text:list-item>
            <text:list-item>
              <text:p text:style-name="P48">Volver a ejecutar todos los casos de test luego de la revisión del documento.</text:p>
            </text:list-item>
          </text:list>
        </text:list-item>
      </text:list>
      <text:p text:style-name="P9"/>
      <text:p text:style-name="P9"/>
      <text:p text:style-name="P10"><text:bookmark-start text:name="__DdeLink__421_525933393"/>Banners (mod_zbanners, com_banners modificado)</text:p>
      <text:p text:style-name="P1"/>
      <text:p text:style-name="P2">Usuarios</text:p>
      <text:list xml:id="list1466412317" text:continue-list="list1732068767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e ejecutan automáticamente.</text:p>
        </text:list-item>
      </text:list>
      <text:p text:style-name="P1"/>
      <text:p text:style-name="P2">Back-end</text:p>
      <text:list xml:id="list231258848" text:style-name="L9">
        <text:list-item>
          <text:p text:style-name="P19">Instalación del módulo</text:p>
        </text:list-item>
        <text:list-item>
          <text:p text:style-name="P19">Configuración de parámetros del módulo</text:p>
        </text:list-item>
        <text:list-item>
          <text:p text:style-name="P19">Creación de un nuevo banner</text:p>
        </text:list-item>
        <text:list-item>
          <text:p text:style-name="P19">Edición de un banner existente</text:p>
        </text:list-item>
        <text:list-item>
          <text:p text:style-name="P19">Eliminación de un único banner</text:p>
        </text:list-item>
        <text:list-item>
          <text:p text:style-name="P19">Eliminación de un conjunto de banners (Eliminar varios a la vez)</text:p>
        </text:list-item>
        <text:list-item>
          <text:p text:style-name="P19">Creación de un nuevo cliente para los banners</text:p>
        </text:list-item>
        <text:list-item>
          <text:p text:style-name="P19">Edición de un cliente existente</text:p>
        </text:list-item>
        <text:list-item>
          <text:p text:style-name="P19">Eliminación de un único cliente</text:p>
        </text:list-item>
        <text:list-item>
          <text:p text:style-name="P19">Eliminación de un conjunto de clientes (Eliminar varios a la vez)</text:p>
        </text:list-item>
        <text:list-item>
          <text:p text:style-name="P19">Creación de un nueva categoría de banners</text:p>
        </text:list-item>
        <text:list-item>
          <text:p text:style-name="P19">Edición de una categoria existente</text:p>
        </text:list-item>
        <text:list-item>
          <text:p text:style-name="P19">Eliminación de una única categoría</text:p>
        </text:list-item>
        <text:list-item>
          <text:p text:style-name="P19">Eliminación de un conjunto de categorías (Eliminar varias a la vez)</text:p>
        </text:list-item>
      </text:list>
      <text:p text:style-name="P1"/>
      <text:p text:style-name="P2">Fron-end</text:p>
      <text:list xml:id="list860608429" text:style-name="L10">
        <text:list-item>
          <text:p text:style-name="P20">Un usuario ve los banners ordenados por relevancia de acuerdo a la zona a la que corresponde el banner y las zonas ecualizadas por el usuario.</text:p>
        </text:list-item>
      </text:list>
      <text:p text:style-name="P1"/>
      <text:p text:style-name="P7">Sub-escenarios</text:p>
      <text:list xml:id="list1450006783" text:style-name="L11">
        <text:list-item>
          <text:p text:style-name="P46">En todos los escenarios de back-end se presentan las siguentes alternativas:</text:p>
          <text:list>
            <text:list-item>
              <text:p text:style-name="P46">éxito: se logra el objetivo correctamente</text:p>
            </text:list-item>
            <text:list-item>
              <text:p text:style-name="P46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6">cancelación: en cualquier momento el usuario puede cancelar la operación.</text:p>
            </text:list-item>
          </text:list>
        </text:list-item>
      </text:list>
      <text:p text:style-name="P8"/>
      <text:p text:style-name="P7">Casos de test</text:p>
      <text:list xml:id="list1601742369" text:style-name="L12">
        <text:list-item>
          <text:p text:style-name="P49">No hay casos de test escritos<text:bookmark-end text:name="__DdeLink__421_525933393"/></text:p>
        </text:list-item>
      </text:list>
      <text:p text:style-name="P9"/>
      <text:p text:style-name="P9"/>
      <text:p text:style-name="P10">Motor de ecualización (com_eqzonales)</text:p>
      <text:p text:style-name="P1"/>
      <text:p text:style-name="P2">Usuarios</text:p>
      <text:list xml:id="list1869073572" text:continue-list="list1466412317" text:style-name="L1">
        <text:list-item>
          <text:p text:style-name="P11"><text:span text:style-name="T1">Back-end: instalación del componente por un </text:span><text:span text:style-name="T2">usuario </text:span><text:span text:style-name="T3">con privilegios de </text:span><text:span text:style-name="T2">administración.</text:span></text:p>
        </text:list-item>
      </text:list>
      <text:p text:style-name="P1"/>
      <text:p text:style-name="P2">Back-end</text:p>
      <text:list xml:id="list326719844" text:style-name="L13">
        <text:list-item>
          <text:p text:style-name="P35">Instalación del módulo</text:p>
        </text:list-item>
      </text:list>
      <text:p text:style-name="P5"/>
      <text:p text:style-name="P5">No tiene más escenarios. El usuario interactúa con el motor a través del ecualizador gráfico.</text:p>
      <text:p text:style-name="P8"/>
      <text:p text:style-name="P7">Casos de test</text:p>
      <text:list xml:id="list921153153" text:style-name="L14">
        <text:list-item>
          <text:p text:style-name="P50">Se decidió testear el motor con la herramiena SimpleTest. Hay algunos scripts escritos, pero no esá completo. Ver el el repositorio <text:a xlink:type="simple" xlink:href="http://zonales.googlecode.com/svn/trunk/test">http://zonales.googlecode.com/svn/trunk/test</text:a></text:p>
        </text:list-item>
      </text:list>
      <text:p text:style-name="P9"/>
      <text:p text:style-name="P9"/>
      <text:p text:style-name="P9"/>
      <text:p text:style-name="P10"><text:bookmark-start text:name="__DdeLink__898_525933393"/>Ecualizador de Interés (mod_eq)</text:p>
      <text:p text:style-name="P1"/>
      <text:p text:style-name="P2">Usuarios</text:p>
      <text:list xml:id="list965562675" text:continue-list="list1869073572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114659329" text:style-name="L15">
        <text:list-item>
          <text:p text:style-name="P21">Instalación del módulo</text:p>
        </text:list-item>
        <text:list-item>
          <text:p text:style-name="P21">Configuración de parámetros del módulo:</text:p>
          <text:list>
            <text:list-item>
              <text:p text:style-name="P21">Descripción</text:p>
            </text:list-item>
            <text:list-item>
              <text:p text:style-name="P21">Mensaje de error en caso de no encontrar ecualizador para el usuario</text:p>
            </text:list-item>
          </text:list>
        </text:list-item>
      </text:list>
      <text:p text:style-name="P1"/>
      <text:p text:style-name="P2">Fron-end</text:p>
      <text:list xml:id="list1142479796" text:style-name="L16">
        <text:list-item>
          <text:p text:style-name="P22">Un usuario no registrado</text:p>
          <text:list>
            <text:list-item>
              <text:p text:style-name="P22">Accede al sitio -&gt; Se le asigna un ecualizador de preferencias por defecto.</text:p>
            </text:list-item>
            <text:list-item>
              <text:p text:style-name="P22">Agrega bandas de ecualización.</text:p>
            </text:list-item>
            <text:list-item>
              <text:p text:style-name="P22">Elimina bandas de ecualización.</text:p>
            </text:list-item>
            <text:list-item>
              <text:p text:style-name="P22">Cambia valores en las bandas de ecualización.</text:p>
            </text:list-item>
          </text:list>
        </text:list-item>
        <text:list-item>
          <text:p text:style-name="P22">Un usuario registrado</text:p>
          <text:list>
            <text:list-item>
              <text:p text:style-name="P22">Accede al sitio -&gt; Se recupera su ecualizador de preferencias.</text:p>
              <text:list>
                <text:list-item>
                  <text:p text:style-name="P22">Si es la primera vez que accede, se recupera el ecualizador por defecto.</text:p>
                </text:list-item>
              </text:list>
            </text:list-item>
            <text:list-item>
              <text:p text:style-name="P22">Agrega bandas de ecualización.</text:p>
            </text:list-item>
            <text:list-item>
              <text:p text:style-name="P22">Elimina bandas de ecualización.</text:p>
            </text:list-item>
            <text:list-item>
              <text:p text:style-name="P22">Cambia valores en las bandas de ecualización.</text:p>
            </text:list-item>
          </text:list>
        </text:list-item>
      </text:list>
      <text:p text:style-name="P5"/>
      <text:p text:style-name="P7">Casos de test</text:p>
      <text:list xml:id="list1489332379" text:style-name="L17">
        <text:list-item>
          <text:p text:style-name="P51">No hay casos de test escritos.<text:bookmark-end text:name="__DdeLink__898_525933393"/></text:p>
        </text:list-item>
      </text:list>
      <text:p text:style-name="P9"/>
      <text:p text:style-name="P9"/>
      <text:p text:style-name="P10">Nube de Etiquetas (mod_zcloud)</text:p>
      <text:p text:style-name="P1"/>
      <text:p text:style-name="P2">Usuarios</text:p>
      <text:list xml:id="list153053394" text:continue-list="list965562675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540895919" text:style-name="L18">
        <text:list-item>
          <text:p text:style-name="P23">Instalación del módulo</text:p>
        </text:list-item>
        <text:list-item>
          <text:p text:style-name="P23">Configuración de parámetros del módulo:</text:p>
          <text:list>
            <text:list-item>
              <text:p text:style-name="P23">Ancho</text:p>
            </text:list-item>
            <text:list-item>
              <text:p text:style-name="P23">Cantidad de tags a mostrar</text:p>
            </text:list-item>
            <text:list-item>
              <text:p text:style-name="P23">Tamaño máximo de la fuente</text:p>
            </text:list-item>
            <text:list-item>
              <text:p text:style-name="P23">Relevancia mínima</text:p>
            </text:list-item>
          </text:list>
        </text:list-item>
      </text:list>
      <text:p text:style-name="P1"/>
      <text:p text:style-name="P2">Fron-end</text:p>
      <text:list xml:id="list1497420865" text:style-name="L19">
        <text:list-item>
          <text:p text:style-name="P24">Un usuario selecciona un tag de la nube → Las noicias mostradas se priorizan de acuerdo al tag seleccionado.</text:p>
        </text:list-item>
      </text:list>
      <text:p text:style-name="P5"/>
      <text:p text:style-name="P7">Casos de test</text:p>
      <text:list xml:id="list181216667" text:style-name="L20">
        <text:list-item>
          <text:p text:style-name="P52">No hay casos de test escritos.</text:p>
        </text:list-item>
      </text:list>
      <text:p text:style-name="P9"/>
      <text:p text:style-name="P9"/>
      <text:p text:style-name="P7"/>
      <text:p text:style-name="P10">Motor de segmentación de información mediante etiquetas. Autoetiquetado (com_customproperties)</text:p>
      <text:p text:style-name="P1"/>
      <text:p text:style-name="P2">Usuarios</text:p>
      <text:list xml:id="list459854785" text:continue-list="list153053394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gestor o superior</text:span><text:span text:style-name="T2">.</text:span></text:p>
        </text:list-item>
        <text:list-item>
          <text:p text:style-name="P32">Fron-end: los escenarios son ejecutados por cualquier tipo de <text:span text:style-name="T5">usuario </text:span>que pueda publicar o editar artículos.</text:p>
        </text:list-item>
      </text:list>
      <text:p text:style-name="P1"/>
      <text:p text:style-name="P2">Back-end</text:p>
      <text:list xml:id="list1645363884" text:style-name="L21">
        <text:list-item>
          <text:p text:style-name="P25">Instalación del componente</text:p>
        </text:list-item>
        <text:list-item>
          <text:p text:style-name="P25">Creación de una etiqueta jerárquica tipo raíz (root_value)</text:p>
        </text:list-item>
        <text:list-item>
          <text:p text:style-name="P40"><text:span text:style-name="T1">Edición de una etiqueta jerárquica tipo raíz (root_value)</text:span></text:p>
        </text:list-item>
        <text:list-item>
          <text:p text:style-name="P40"><text:span text:style-name="T1">Eliminación de una única etiqueta jerárquica tipo raíz (root_value)</text:span></text:p>
        </text:list-item>
        <text:list-item>
          <text:p text:style-name="P40"><text:span text:style-name="T1">Eliminación de un conjunto de etiquetas jerárquicas tipo raíz (root_value)</text:span></text:p>
        </text:list-item>
        <text:list-item>
          <text:p text:style-name="P25">Creación de una etiqueta jerárquica que no es de tipo raíz</text:p>
        </text:list-item>
        <text:list-item>
          <text:p text:style-name="P40"><text:span text:style-name="T1">Edición de una etiqueta jerárquica </text:span><text:bookmark-start text:name="__DdeLink__487_1835774963"/><text:span text:style-name="T1">que no es de tipo raíz</text:span><text:bookmark-end text:name="__DdeLink__487_1835774963"/></text:p>
        </text:list-item>
        <text:list-item>
          <text:p text:style-name="P40"><text:span text:style-name="T1">Eliminación de una única etiqueta jerárquica que no es de tipo raíz</text:span></text:p>
        </text:list-item>
        <text:list-item>
          <text:p text:style-name="P40"><text:span text:style-name="T1">Eliminación de un conjunto de etiquetas que no son de tipo raíz</text:span></text:p>
        </text:list-item>
        <text:list-item>
          <text:p text:style-name="P25">Creación de una propiedad personalizada (field)</text:p>
        </text:list-item>
        <text:list-item>
          <text:p text:style-name="P40"><text:span text:style-name="T1">Edición de una propiedad personalizada (field)</text:span></text:p>
        </text:list-item>
        <text:list-item>
          <text:p text:style-name="P40"><text:span text:style-name="T1">Eliminación de una única propiedad personalizada (field)</text:span></text:p>
        </text:list-item>
        <text:list-item>
          <text:p text:style-name="P40"><text:span text:style-name="T1">Eliminación de un conjunto de propiedades personalizadas (fields)</text:span></text:p>
        </text:list-item>
        <text:list-item>
          <text:p text:style-name="P40"><text:span text:style-name="T1">Tageo de un artículo existente</text:span></text:p>
        </text:list-item>
        <text:list-item>
          <text:p text:style-name="P40"><text:span text:style-name="T1">Luego de crear un artículo nuevo, el sistema presena una pantalla con sugerencias de tags</text:span></text:p>
        </text:list-item>
      </text:list>
      <text:p text:style-name="P1"/>
      <text:p text:style-name="P2">Fron-end</text:p>
      <text:list xml:id="list1937686093" text:style-name="L22">
        <text:list-item>
          <text:p text:style-name="P26">Tageo de un artículo existente</text:p>
        </text:list-item>
        <text:list-item>
          <text:p text:style-name="P26">Luego de crear un artículo nuevo, el sistema presena una pantalla con sugerencias de tags</text:p>
        </text:list-item>
      </text:list>
      <text:p text:style-name="P1"/>
      <text:p text:style-name="P7">Sub-escenarios</text:p>
      <text:list xml:id="list110218999" text:continue-list="list1450006783" text:style-name="L11">
        <text:list-item>
          <text:p text:style-name="P46">En todos los escenarios de back-end se presentan las siguentes alternativas:</text:p>
          <text:list>
            <text:list-item>
              <text:p text:style-name="P46">éxito: se logra el objetivo correctamente</text:p>
            </text:list-item>
            <text:list-item>
              <text:p text:style-name="P46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6">cancelación: en cualquier momento el usuario puede cancelar la operación.</text:p>
            </text:list-item>
          </text:list>
        </text:list-item>
      </text:list>
      <text:p text:style-name="P5"/>
      <text:p text:style-name="P7">Casos de test</text:p>
      <text:list xml:id="list2079471727" text:style-name="L23">
        <text:list-item>
          <text:p text:style-name="P53">No hay casos de test escritos.</text:p>
        </text:list-item>
      </text:list>
      <text:p text:style-name="P9"/>
      <text:p text:style-name="P9"/>
      <text:p text:style-name="P10">Módulo Soy Corresponsal (mod_soycorresponsal)</text:p>
      <text:p text:style-name="P1"/>
      <text:p text:style-name="P2">Usuarios</text:p>
      <text:list xml:id="list612012631" text:continue-list="list459854785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administración</text:span><text:span text:style-name="T2">.</text:span></text:p>
        </text:list-item>
        <text:list-item>
          <text:p text:style-name="P32">Fron-end: los escenarios son ejecutados por cualquier tipo de <text:span text:style-name="T5">usuario.</text:span></text:p>
        </text:list-item>
      </text:list>
      <text:p text:style-name="P1"/>
      <text:p text:style-name="P2">Back-end</text:p>
      <text:list xml:id="list1918964143" text:style-name="L24">
        <text:list-item>
          <text:p text:style-name="P27">Instalación del módulo</text:p>
        </text:list-item>
        <text:list-item>
          <text:p text:style-name="P27">Configuración de parámetros del módulo:</text:p>
        </text:list-item>
      </text:list>
      <text:list xml:id="list214085330" text:style-name="L27">
        <text:list-item>
          <text:p text:style-name="P42"><text:span text:style-name="T1">Solicitar e-mail</text:span></text:p>
        </text:list-item>
        <text:list-item>
          <text:p text:style-name="P42"><text:span text:style-name="T1">Solicitar Teléfono</text:span></text:p>
        </text:list-item>
        <text:list-item>
          <text:p text:style-name="P42"><text:span text:style-name="T1">Seleccionar una categoría</text:span></text:p>
        </text:list-item>
        <text:list-item>
          <text:p text:style-name="P42"><text:span text:style-name="T1">Usuario</text:span></text:p>
        </text:list-item>
        <text:list-item>
          <text:p text:style-name="P42"><text:span text:style-name="T1">Mensaje de confirmación</text:span></text:p>
        </text:list-item>
        <text:list-item>
          <text:p text:style-name="P42"><text:span text:style-name="T1">Mensaje de error</text:span></text:p>
        </text:list-item>
        <text:list-item>
          <text:p text:style-name="P42"><text:span text:style-name="T1">Texto nueva imagen captcha</text:span></text:p>
        </text:list-item>
        <text:list-item>
          <text:p text:style-name="P42"><text:span text:style-name="T1">Texto ver captcha</text:span></text:p>
        </text:list-item>
        <text:list-item>
          <text:p text:style-name="P42"><text:span text:style-name="T1">Texto ayuda capcha</text:span></text:p>
        </text:list-item>
      </text:list>
      <text:p text:style-name="P1"/>
      <text:p text:style-name="P2">Fron-end</text:p>
      <text:list xml:id="list2005297619" text:style-name="L25">
        <text:list-item>
          <text:p text:style-name="P28">Envío de un artículo completando correctamente todos los campos requeridos</text:p>
        </text:list-item>
        <text:list-item>
          <text:p text:style-name="P28">Envío de un artículo captcha completado erroneamente</text:p>
        </text:list-item>
        <text:list-item>
          <text:p text:style-name="P28">Envío de un artículo sin completar chaptcha</text:p>
        </text:list-item>
        <text:list-item>
          <text:p text:style-name="P28">Envío de un artículo sin completar “Nombre y Apellido”</text:p>
        </text:list-item>
        <text:list-item>
          <text:p text:style-name="P28">Envío de un artículo sin completar e-mail, estando activada la opción de back-end “solicitar e-mail”</text:p>
        </text:list-item>
        <text:list-item>
          <text:p text:style-name="P36">Envío de un artículo sin completar e-mail, estando desactivada la opción de back-end “solicitar e-mail”</text:p>
        </text:list-item>
        <text:list-item>
          <text:p text:style-name="P28"><text:bookmark-start text:name="__DdeLink__716_1835774963"/>Envío de un artículo sin completar teléfono, estando activada la opción de back-end “solicitar teléfono”<text:bookmark-end text:name="__DdeLink__716_1835774963"/></text:p>
        </text:list-item>
        <text:list-item>
          <text:p text:style-name="P36">Envío de un artículo sin completar teléfono, estando deactivada la opción de back-end “solicitar teléfono”</text:p>
        </text:list-item>
        <text:list-item>
          <text:p text:style-name="P36">Estando en la pantalla donde el usuario debe completar sus datos, se dirige a otro lugar del sitio (la operación debería cancelarse).</text:p>
        </text:list-item>
      </text:list>
      <text:p text:style-name="P5"/>
      <text:p text:style-name="P5"/>
      <text:p text:style-name="P7">Casos de test</text:p>
      <text:list xml:id="list1485202455" text:style-name="L26">
        <text:list-item>
          <text:p text:style-name="P54">No hay casos de test escritos.</text:p>
        </text:list-item>
      </text:list>
      <text:p text:style-name="P9"/>
      <text:p text:style-name="P10">Workflows de publicación de contenidos (mod_jwf)</text:p>
      <text:p text:style-name="P1"/>
      <text:p text:style-name="P2">Usuarios</text:p>
      <text:list xml:id="list350847638" text:continue-list="list612012631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administración</text:span><text:span text:style-name="T2">.</text:span></text:p>
        </text:list-item>
        <text:list-item>
          <text:p text:style-name="P32">Fron-end: los escenarios son ejecutados por cualquier tipo de <text:span text:style-name="T5">usuario.</text:span></text:p>
        </text:list-item>
      </text:list>
      <text:p text:style-name="P1"/>
      <text:p text:style-name="P2">Back-end</text:p>
      <text:list xml:id="list2181034528" text:style-name="L28">
        <text:list-item>
          <text:p text:style-name="P29">Instalación del módulo</text:p>
        </text:list-item>
        <text:list-item>
          <text:p text:style-name="P44"><text:span text:style-name="T1"/></text:p>
        </text:list-item>
      </text:list>
      <text:p text:style-name="P1"/>
      <text:p text:style-name="P2">Fron-end</text:p>
      <text:list xml:id="list430871797" text:style-name="L30">
        <text:list-item>
          <text:p text:style-name="P37"/>
        </text:list-item>
      </text:list>
      <text:p text:style-name="P5"/>
      <text:p text:style-name="P5"/>
      <text:p text:style-name="P7">Casos de test</text:p>
      <text:list xml:id="list1737424587" text:style-name="L31">
        <text:list-item>
          <text:p text:style-name="P55">No hay casos de test escri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14T16:04:23</dc:date>
    <dc:creator>Luis Aita</dc:creator>
    <meta:editing-duration>PT07H06M51S</meta:editing-duration>
    <meta:editing-cycles>44</meta:editing-cycles>
    <meta:generator>OpenOffice.org/3.2$Linux OpenOffice.org_project/320m12$Build-9483</meta:generator>
    <meta:document-statistic meta:table-count="0" meta:image-count="0" meta:object-count="0" meta:page-count="10" meta:paragraph-count="230" meta:word-count="1833" meta:character-count="11201"/>
  </office:meta>
</office:document-meta>
</file>